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Heading_20_2" style:master-page-name="">
      <style:paragraph-properties style:page-number="auto" fo:break-before="page"/>
    </style:style>
    <style:style style:name="P45" style:family="paragraph" style:parent-style-name="Heading_20_3"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3.oxt&#13;Update file created : StyleSwitcher.update.xml&#13;&#13;10.06.2021 07:32:20&#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3.oxt&#13;Update file created : StyleSwitcher-A.update.xml&#13;&#13;10.06.2021 07:32:3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3.oxt&#13;Update file created : StyleSwitcher-L.update.xml&#13;&#13;10.06.2021 07:32: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85324360805240199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40527575240745269" text:style-name="L2">
        <text:list-item>
          <text:p text:style-name="P48">Version 2.1.2 :</text:p>
        </text:list-item>
      </text:list>
      <text:list xml:id="list7630611611616559871" text:style-name="L3">
        <text:list-item>
          <text:list>
            <text:list-item>
              <text:p text:style-name="P49">Localized help : resolved non-functional hyperlink due to API incompatibility introduced by Apache OpenOffice 4.1 (and LibreOffice 4.0).</text:p>
            </text:list-item>
          </text:list>
        </text:list-item>
      </text:list>
      <text:list xml:id="list27559358" text:continue-list="list540527575240745269" text:style-name="L2">
        <text:list-item>
          <text:p text:style-name="P48">Version 2.1.1 :</text:p>
        </text:list-item>
      </text:list>
      <text:list xml:id="list1702295507019751617"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27561536" text:continue-list="list27559358" text:style-name="L2">
        <text:list-item>
          <text:p text:style-name="P48">Version 2.1.0 :</text:p>
        </text:list-item>
      </text:list>
      <text:list xml:id="list7654010789820942692"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27549878" text:continue-list="list27561536" text:style-name="L2">
        <text:list-item>
          <text:p text:style-name="P48">Version 2.0.0 :</text:p>
        </text:list-item>
      </text:list>
      <text:list xml:id="list2514597408006472624"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27548628" text:continue-list="list27549878" text:style-name="L2">
        <text:list-item>
          <text:p text:style-name="P48">Version 1.5.3 :</text:p>
        </text:list-item>
      </text:list>
      <text:list xml:id="list6894724677157858274"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660407044274202423"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808397973426119437"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44369362390711333"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403222023532970971"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155224597383231664"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57202181689056700"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4501343032077647199"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700658016051019380"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763679165729923281"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723637338964482825" text:style-name="L17">
        <text:list-item>
          <text:p text:style-name="P63">Arg1 : <text:span text:style-name="InstructionMacro">String</text:span> : mandatory, type of control used for the button</text:p>
        </text:list-item>
      </text:list>
      <text:list xml:id="list238905189166728438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628859079022909282"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25339589276214014"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2249343542359484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306922173709457917"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330548697132881550"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67965114363871234"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512271194501649767"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091068174751705477"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029344610001334243"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88190275592347993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756378615343002094"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537564105723795851"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184856394821535014"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999330546324035961"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574557109339790165"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880730011883283445"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924889654205644497"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055143989270567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35931851362947998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0853146398472531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753735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57693131778341668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15846303781303233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522198233281896868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6</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8</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8</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8</dc:date>
     <text:p>internal</text:p>
     <text:p>Page2</text:p>
     <text:p/>
    </office:annotation>Paragraph styles</text:p>
      <text:p text:style-name="P28"><office:annotation>
     <dc:creator>BM</dc:creator>
     <dc:date>2008-03-13T00:00:00.38</dc:date>
     <text:p>internal</text:p>
     <text:p>Page7</text:p>
     <text:p/>
    </office:annotation>Hyperlinks</text:p>
      <text:p text:style-name="hlp_5f_paragraph"><text:span text:style-name="T14"><office:annotation>
      <dc:creator>BM</dc:creator>
      <dc:date>2008-03-13T00:00:00.38</dc:date>
      <text:p>internal</text:p>
      <text:p>Page3</text:p>
      <text:p/>
     </office:annotation></text:span><text:span text:style-name="T14">Text formatting</text:span></text:p>
      <text:p text:style-name="P28"><office:annotation>
     <dc:creator>BM</dc:creator>
     <dc:date>2008-03-26T00:00:00.3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9</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9</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9</dc:date>
     <text:p>external</text:p>
     <text:p>text/swriter/main0210.xhp</text:p>
     <text:p/>
    </office:annotation><text:span text:style-name="T14">Preview topic</text:span> </text:p>
      <text:p text:style-name="hlp_5f_paragraph">This hyperlink displays <text:s/><office:annotation>
     <dc:creator>BM</dc:creator>
     <dc:date>2008-03-15T00:00:00.39</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7545252" text:continue-list="list15055143989270567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27534670" text:continue-list="list2753735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4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4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27541856" text:continue-list="list2754525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3")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